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6.382cm"/>
    </style:style>
    <style:style style:name="co3" style:family="table-column">
      <style:table-column-properties fo:break-before="auto" style:column-width="8.186cm"/>
    </style:style>
    <style:style style:name="co4" style:family="table-column">
      <style:table-column-properties fo:break-before="auto" style:column-width="4.048cm"/>
    </style:style>
    <style:style style:name="co5" style:family="table-column">
      <style:table-column-properties fo:break-before="auto" style:column-width="3.052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7.923cm"/>
    </style:style>
    <style:style style:name="co8" style:family="table-column">
      <style:table-column-properties fo:break-before="auto" style:column-width="3.66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  <style:text-properties fo:color="#1c1c1c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color="#00ccff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color="#333300"/>
    </style:style>
  </office:automatic-styles>
  <office:body>
    <office:spreadsheet>
      <table:table table:name="Sheet1" table:style-name="ta1" table:print="false">
        <table:table-column table:style-name="co1" table:number-columns-repeated="5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5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1" table:number-columns-repeated="1006" table:default-cell-style-name="ce1"/>
        <table:table-row table:style-name="ro1">
          <table:table-cell office:value-type="string">
            <text:p>TS0`</text:p>
          </table:table-cell>
          <table:table-cell office:value-type="string">
            <text:p>TS1`</text:p>
          </table:table-cell>
          <table:table-cell office:value-type="string">
            <text:p>TS2`</text:p>
          </table:table-cell>
          <table:table-cell office:value-type="string">
            <text:p>Tx`</text:p>
          </table:table-cell>
          <table:table-cell office:value-type="string">
            <text:p>Rd`</text:p>
          </table:table-cell>
          <table:table-cell table:style-name="ce3" office:value-type="string">
            <text:p>NTS0</text:p>
          </table:table-cell>
          <table:table-cell table:style-name="ce3" office:value-type="string">
            <text:p>NTS1</text:p>
          </table:table-cell>
          <table:table-cell table:style-name="ce3" office:value-type="string">
            <text:p>NTS2</text:p>
          </table:table-cell>
          <table:table-cell table:style-name="ce3" office:value-type="string">
            <text:p>Ntd</text:p>
          </table:table-cell>
          <table:table-cell table:style-name="ce4" office:value-type="string">
            <text:p>RS0`</text:p>
          </table:table-cell>
          <table:table-cell table:style-name="ce4" office:value-type="string">
            <text:p>RS1`</text:p>
          </table:table-cell>
          <table:table-cell table:style-name="ce4" office:value-type="string">
            <text:p>RS2`</text:p>
          </table:table-cell>
          <table:table-cell table:style-name="ce4" office:value-type="string">
            <text:p>Rx`</text:p>
          </table:table-cell>
          <table:table-cell table:style-name="ce4" office:value-type="string">
            <text:p>Td`</text:p>
          </table:table-cell>
          <table:table-cell table:style-name="ce3" office:value-type="string">
            <text:p>NRS0</text:p>
          </table:table-cell>
          <table:table-cell table:style-name="ce3" office:value-type="string">
            <text:p>NRS1</text:p>
          </table:table-cell>
          <table:table-cell table:style-name="ce3" office:value-type="string">
            <text:p>NRS2</text:p>
          </table:table-cell>
          <table:table-cell table:style-name="ce3" office:value-type="string">
            <text:p>Nrd</text:p>
          </table:table-cell>
          <table:table-cell table:number-columns-repeated="1006"/>
        </table:table-row>
        <table:table-row table:style-name="ro1">
          <table:table-cell table:number-columns-repeated="3"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4" office:value-type="float" office:value="0">
            <text:p>0</text:p>
          </table:table-cell>
          <table:table-cell table:number-columns-repeated="2" table:style-name="ce4" office:value-type="string">
            <text:p>x</text:p>
          </table:table-cell>
          <table:table-cell table:number-columns-repeated="2"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number-columns-repeated="2" table:style-name="ce4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string">
            <text:p>x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1">
            <text:p>1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2" table:style-name="ce3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number-columns-repeated="2" table:style-name="ce2"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1006"/>
        </table:table-row>
        <table:table-row table:style-name="ro1">
          <table:table-cell table:style-name="ce2" office:value-type="float" office:value="1">
            <text:p>1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string">
            <text:p>x</text:p>
          </table:table-cell>
          <table:table-cell table:style-name="ce2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3" office:value-type="float" office:value="0">
            <text:p>0</text:p>
          </table:table-cell>
          <table:table-cell table:number-columns-repeated="5" office:value-type="string">
            <text:p>-</text:p>
          </table:table-cell>
          <table:table-cell table:number-columns-repeated="4" table:style-name="Default" office:value-type="string">
            <text:p>-</text:p>
          </table:table-cell>
          <table:table-cell table:number-columns-repeated="1006"/>
        </table:table-row>
        <table:table-row table:style-name="ro1">
          <table:table-cell table:number-columns-repeated="14"/>
          <table:table-cell table:style-name="Default" table:number-columns-repeated="4"/>
          <table:table-cell table:number-columns-repeated="1006"/>
        </table:table-row>
        <table:table-row table:style-name="ro1">
          <table:table-cell table:number-columns-repeated="5"/>
          <table:table-cell office:value-type="string">
            <text:p>(~TS2)*(TS0*(~TS1)+(~TS0)*TS1*Tx)</text:p>
          </table:table-cell>
          <table:table-cell office:value-type="string">
            <text:p>TS2+TS1*((~TX)+TS0*(~TS2))+TS0*(Rd+(~TX))</text:p>
          </table:table-cell>
          <table:table-cell office:value-type="string">
            <text:p>(~TS0)*(~TS1)*(~TS2)</text:p>
          </table:table-cell>
          <table:table-cell office:value-type="string">
            <text:p>~(TS0xorTS1)*Tx</text:p>
          </table:table-cell>
          <table:table-cell table:number-columns-repeated="5"/>
          <table:table-cell office:value-type="string">
            <text:p>RS1*RS2*RX*TD</text:p>
          </table:table-cell>
          <table:table-cell office:value-type="string">
            <text:p>RS0+(RS1xorRS2)+(_RX+_TD)*(RS1+RS2)</text:p>
          </table:table-cell>
          <table:table-cell office:value-type="float" office:value="1">
            <text:p>1</text:p>
          </table:table-cell>
          <table:table-cell office:value-type="string">
            <text:p>~(RS1*RS2*TD*TX)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table:number-columns-repeated="4" office:value-type="string">
            <text:p>OK</text:p>
          </table:table-cell>
          <table:table-cell table:number-columns-repeated="1015"/>
        </table:table-row>
        <table:table-row table:style-name="ro1">
          <table:table-cell office:value-type="string">
            <text:p>AND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F13:.R13])" office:value-type="float" office:value="17">
            <text:p>17</text:p>
          </table:table-cell>
          <table:table-cell office:value-type="float" office:value="4">
            <text:p>4</text:p>
          </table:table-cell>
          <table:table-cell table:number-columns-repeated="1004"/>
        </table:table-row>
        <table:table-row table:style-name="ro1">
          <table:table-cell office:value-type="string">
            <text:p>OR</text:p>
          </table:table-cell>
          <table:table-cell table:number-columns-repeated="4"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F14:.R14])" office:value-type="float" office:value="9">
            <text:p>9</text:p>
          </table:table-cell>
          <table:table-cell office:value-type="float" office:value="2">
            <text:p>2</text:p>
          </table:table-cell>
          <table:table-cell table:number-columns-repeated="1004"/>
        </table:table-row>
        <table:table-row table:style-name="ro1">
          <table:table-cell office:value-type="string">
            <text:p>XOR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F15:.R15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INVERTER</text:p>
          </table:table-cell>
          <table:table-cell table:number-columns-repeated="4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5"/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F16:.R16])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4"/>
        </table:table-row>
        <table:table-row table:style-name="ro1">
          <table:table-cell office:value-type="string">
            <text:p>INVERTED</text:p>
          </table:table-cell>
          <table:table-cell table:number-columns-repeated="4"/>
          <table:table-cell office:value-type="string">
            <text:p>TS2</text:p>
          </table:table-cell>
          <table:table-cell office:value-type="string">
            <text:p>TS1</text:p>
          </table:table-cell>
          <table:table-cell office:value-type="string">
            <text:p>TX</text:p>
          </table:table-cell>
          <table:table-cell office:value-type="string">
            <text:p>TS0</text:p>
          </table:table-cell>
          <table:table-cell table:number-columns-repeated="5"/>
          <table:table-cell office:value-type="string">
            <text:p>RS0</text:p>
          </table:table-cell>
          <table:table-cell office:value-type="string">
            <text:p>RS1</text:p>
          </table:table-cell>
          <table:table-cell table:number-columns-repeated="100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2"/>
          <table:table-cell office:value-type="string">
            <text:p><text:s/></text:p>
          </table:table-cell>
          <table:table-cell table:number-columns-repeated="101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uk" fo:country="U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9">09/11/2015</text:date>, <text:time>23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Folbort</meta:initial-creator>
    <meta:creation-date>2015-11-08T16:01:50.14</meta:creation-date>
    <dc:date>2015-11-09T23:31:24.47</dc:date>
    <dc:creator>Ivan Folbort</dc:creator>
    <meta:editing-duration>PT7H18M28S</meta:editing-duration>
    <meta:editing-cycles>4</meta:editing-cycles>
    <meta:generator>OpenOffice/4.1.2$Win32 OpenOffice.org_project/412m3$Build-9782</meta:generator>
    <meta:document-statistic meta:table-count="3" meta:cell-count="208" meta:object-count="0"/>
  </office:meta>
</office:document-meta>
</file>